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174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0.034cm" fo:min-width="0cm"/>
    </style:style>
    <style:style style:name="gr7" style:family="graphic" style:parent-style-name="standard">
      <style:graphic-properties svg:stroke-color="#3465a4" draw:fill-color="#729fcf" draw:textarea-horizontal-align="justify" draw:textarea-vertical-align="middle" draw:auto-grow-height="false" fo:min-height="0.03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font-size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end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style:text-properties fo:font-size="8pt" style:font-size-asian="8pt" style:font-size-complex="8pt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style:text-properties fo:font-size="8pt"/>
    </style:style>
    <style:style style:name="P9" style:family="paragraph">
      <loext:graphic-properties draw:fill="none" draw:fill-color="#ffffff"/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6cm" svg:height="0.6cm" svg:x="4.2cm" svg:y="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1cm" svg:x="4cm" svg:y="4cm">
          <text:p text:style-name="P2">not in queu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cm" svg:x="7cm" svg:y="4cm">
          <text:p text:style-name="P2">in queu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cm" svg:x="10cm" svg:y="4cm">
          <text:p text:style-name="P2">executing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cm" svg:x="10cm" svg:y="6cm">
          <text:p text:style-name="P2">executing &amp;</text:p>
          <text:p text:style-name="P2">in queue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cm" svg:y1="4.5cm" svg:x2="7cm" svg:y2="4.5cm">
          <text:p/>
        </draw:line>
        <draw:line draw:style-name="gr3" draw:text-style-name="P3" draw:layer="layout" svg:x1="9cm" svg:y1="4.5cm" svg:x2="10cm" svg:y2="4.5cm">
          <text:p/>
        </draw:line>
        <draw:line draw:style-name="gr3" draw:text-style-name="P4" draw:layer="layout" svg:x1="11cm" svg:y1="5cm" svg:x2="11cm" svg:y2="6cm">
          <text:p/>
        </draw:line>
        <draw:line draw:style-name="gr4" draw:text-style-name="P3" draw:layer="layout" svg:x1="10cm" svg:y1="6.5cm" svg:x2="8cm" svg:y2="6.5cm">
          <text:p/>
        </draw:line>
        <draw:line draw:style-name="gr3" draw:text-style-name="P3" draw:layer="layout" svg:x1="8cm" svg:y1="6.5cm" svg:x2="8cm" svg:y2="5cm">
          <text:p/>
        </draw:line>
        <draw:line draw:style-name="gr5" draw:text-style-name="P3" draw:layer="layout" svg:x1="11cm" svg:y1="4cm" svg:x2="11cm" svg:y2="3cm">
          <text:p/>
        </draw:line>
        <draw:line draw:style-name="gr5" draw:text-style-name="P3" draw:layer="layout" svg:x1="11cm" svg:y1="3cm" svg:x2="5cm" svg:y2="3cm">
          <text:p/>
        </draw:line>
        <draw:line draw:style-name="gr3" draw:text-style-name="P3" draw:layer="layout" svg:x1="5cm" svg:y1="3cm" svg:x2="5cm" svg:y2="4cm">
          <text:p/>
        </draw:line>
        <draw:line draw:style-name="gr3" draw:text-style-name="P4" draw:layer="layout" svg:x1="4.5cm" svg:y1="3cm" svg:x2="4.5cm" svg:y2="4cm">
          <text:p/>
        </draw:line>
        <draw:line draw:style-name="gr3" draw:text-style-name="P4" draw:layer="layout" svg:x1="4.5cm" svg:y1="5cm" svg:x2="4.5cm" svg:y2="6.05cm">
          <text:p/>
        </draw:line>
        <draw:custom-shape draw:style-name="gr6" draw:text-style-name="P5" draw:layer="layout" svg:width="0.4cm" svg:height="0.4cm" svg:x="4.3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4.3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51cm" svg:height="0.569cm" svg:x="3.2cm" svg:y="2.981cm">
          <draw:text-box>
            <text:p text:style-name="P6">creation</text:p>
          </draw:text-box>
        </draw:frame>
        <draw:frame draw:style-name="gr8" draw:text-style-name="P7" draw:layer="layout" svg:width="1.891cm" svg:height="0.569cm" svg:x="2.79cm" svg:y="5cm">
          <draw:text-box>
            <text:p text:style-name="P6">destruction</text:p>
          </draw:text-box>
        </draw:frame>
        <draw:frame draw:style-name="gr8" draw:text-style-name="P9" draw:layer="layout" svg:width="1.192cm" svg:height="0.569cm" svg:x="6cm" svg:y="3.881cm">
          <draw:text-box>
            <text:p text:style-name="P8">Add()</text:p>
          </draw:text-box>
        </draw:frame>
        <draw:frame draw:style-name="gr8" draw:text-style-name="P9" draw:layer="layout" svg:width="1.192cm" svg:height="0.569cm" svg:x="10.85cm" svg:y="5cm">
          <draw:text-box>
            <text:p text:style-name="P8">Add()</text:p>
          </draw:text-box>
        </draw:frame>
        <draw:frame draw:style-name="gr9" draw:text-style-name="P7" draw:layer="layout" svg:width="1.9cm" svg:height="0.887cm" svg:x="9.45cm" svg:y="2.913cm">
          <draw:text-box>
            <text:p text:style-name="P6">Execution finished</text:p>
          </draw:text-box>
        </draw:frame>
        <draw:frame draw:style-name="gr9" draw:text-style-name="P7" draw:layer="layout" svg:width="1.9cm" svg:height="0.887cm" svg:x="8.15cm" svg:y="6.413cm">
          <draw:text-box>
            <text:p text:style-name="P6">Execution finishe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2T21:58:22.901677572</meta:creation-date>
    <dc:date>2019-01-12T22:14:12.473688317</dc:date>
    <meta:editing-duration>PT5M38S</meta:editing-duration>
    <meta:editing-cycles>1</meta:editing-cycles>
    <meta:document-statistic meta:object-count="23"/>
    <meta:generator>LibreOffice/6.1.3.2$Linux_X86_64 LibreOffice_project/10$Build-2</meta:generator>
  </office:meta>
</office:document-meta>
</file>